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Heading_20_5">
      <style:text-properties officeooo:paragraph-rsid="00046c86"/>
    </style:style>
    <style:style style:name="P22" style:family="paragraph" style:parent-style-name="Heading_20_5">
      <style:text-properties fo:font-weight="normal" officeooo:paragraph-rsid="00046c86" style:font-weight-asian="normal" style:font-weight-complex="normal"/>
    </style:style>
    <style:style style:name="P23" style:family="paragraph" style:parent-style-name="Heading_20_5">
      <style:text-properties fo:font-weight="normal" officeooo:rsid="00046c86" officeooo:paragraph-rsid="001c420a" style:font-weight-asian="normal" style:font-weight-complex="normal"/>
    </style:style>
    <style:style style:name="P24" style:family="paragraph" style:parent-style-name="Heading_20_5">
      <style:text-properties officeooo:paragraph-rsid="00062ae2"/>
    </style:style>
    <style:style style:name="P25" style:family="paragraph" style:parent-style-name="Heading_20_5">
      <style:text-properties fo:font-weight="bold" officeooo:rsid="0018115e" officeooo:paragraph-rsid="001c420a" style:font-weight-asian="bold" style:font-weight-complex="bold"/>
    </style:style>
    <style:style style:name="P26" style:family="paragraph" style:parent-style-name="Heading_20_5">
      <style:paragraph-properties fo:break-before="page"/>
      <style:text-properties officeooo:rsid="00046c86" officeooo:paragraph-rsid="00046c86"/>
    </style:style>
    <style:style style:name="P27" style:family="paragraph" style:parent-style-name="Heading_20_5">
      <style:paragraph-properties fo:break-before="page"/>
      <style:text-properties fo:font-weight="normal" officeooo:rsid="00046c86" officeooo:paragraph-rsid="0018115e"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30" style:family="paragraph" style:parent-style-name="Text_20_body">
      <style:paragraph-properties fo:margin-top="0cm" fo:margin-bottom="0.25cm" loext:contextual-spacing="false"/>
      <style:text-properties officeooo:paragraph-rsid="001d650d"/>
    </style:style>
    <style:style style:name="P31" style:family="paragraph" style:parent-style-name="Text_20_body">
      <style:paragraph-properties fo:margin-top="0cm" fo:margin-bottom="0.25cm" loext:contextual-spacing="false"/>
      <style:text-properties officeooo:paragraph-rsid="00227ac3"/>
    </style:style>
    <style:style style:name="P32" style:family="paragraph" style:parent-style-name="Text_20_body">
      <style:paragraph-properties fo:margin-top="0cm" fo:margin-bottom="0.25cm" loext:contextual-spacing="false"/>
      <style:text-properties officeooo:paragraph-rsid="0023986b"/>
    </style:style>
    <style:style style:name="P33" style:family="paragraph" style:parent-style-name="Text_20_body">
      <style:paragraph-properties fo:margin-top="0cm" fo:margin-bottom="0.25cm" loext:contextual-spacing="false"/>
      <style:text-properties officeooo:paragraph-rsid="00269c88"/>
    </style:style>
    <style:style style:name="P3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35" style:family="paragraph" style:parent-style-name="Text_20_body">
      <style:paragraph-properties fo:margin-top="0.499cm" fo:margin-bottom="0cm" loext:contextual-spacing="false"/>
      <style:text-properties officeooo:paragraph-rsid="001b3176"/>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46c86" style:font-weight-asian="bold" style:font-weight-complex="bold"/>
    </style:style>
    <style:style style:name="T8" style:family="text">
      <style:text-properties fo:font-weight="bold" officeooo:rsid="000613c4" style:font-weight-asian="bold" style:font-weight-complex="bold"/>
    </style:style>
    <style:style style:name="T9" style:family="text">
      <style:text-properties fo:font-weight="bold" officeooo:rsid="00036afa" style:font-weight-asian="bold" style:font-weight-complex="bold"/>
    </style:style>
    <style:style style:name="T10" style:family="text">
      <style:text-properties fo:font-weight="bold" officeooo:rsid="00062ae2" style:font-weight-asian="bold" style:font-weight-complex="bold"/>
    </style:style>
    <style:style style:name="T11" style:family="text">
      <style:text-properties fo:font-weight="bold" officeooo:rsid="0018115e" style:font-weight-asian="bold" style:font-weight-complex="bold"/>
    </style:style>
    <style:style style:name="T12" style:family="text">
      <style:text-properties fo:font-weight="bold" officeooo:rsid="001c420a" style:font-weight-asian="bold" style:font-weight-complex="bold"/>
    </style:style>
    <style:style style:name="T13" style:family="text">
      <style:text-properties fo:font-weight="bold" officeooo:rsid="001b3176" style:font-weight-asian="bold" style:font-weight-complex="bold"/>
    </style:style>
    <style:style style:name="T14" style:family="text">
      <style:text-properties officeooo:rsid="00062ae2"/>
    </style:style>
    <style:style style:name="T15"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16" style:family="text">
      <style:text-properties officeooo:rsid="00069123"/>
    </style:style>
    <style:style style:name="T17" style:family="text">
      <style:text-properties fo:font-weight="normal" officeooo:rsid="00046c86" style:font-weight-asian="normal" style:font-weight-complex="normal"/>
    </style:style>
    <style:style style:name="T18" style:family="text">
      <style:text-properties fo:font-weight="normal" officeooo:rsid="00069123" style:font-weight-asian="normal" style:font-weight-complex="normal"/>
    </style:style>
    <style:style style:name="T19" style:family="text">
      <style:text-properties fo:font-weight="normal" officeooo:rsid="0008cee3" style:font-weight-asian="normal" style:font-weight-complex="normal"/>
    </style:style>
    <style:style style:name="T20" style:family="text">
      <style:text-properties fo:font-weight="normal" officeooo:rsid="000918d0" style:font-weight-asian="normal" style:font-weight-complex="normal"/>
    </style:style>
    <style:style style:name="T21" style:family="text">
      <style:text-properties fo:font-weight="normal" officeooo:rsid="0009d841" style:font-weight-asian="normal" style:font-weight-complex="normal"/>
    </style:style>
    <style:style style:name="T22" style:family="text">
      <style:text-properties fo:font-weight="normal" officeooo:rsid="000ba725" style:font-weight-asian="normal" style:font-weight-complex="normal"/>
    </style:style>
    <style:style style:name="T23" style:family="text">
      <style:text-properties fo:font-weight="normal" officeooo:rsid="000cf339" style:font-weight-asian="normal" style:font-weight-complex="normal"/>
    </style:style>
    <style:style style:name="T24" style:family="text">
      <style:text-properties fo:font-weight="normal" officeooo:rsid="001053dc" style:font-weight-asian="normal" style:font-weight-complex="normal"/>
    </style:style>
    <style:style style:name="T25" style:family="text">
      <style:text-properties fo:font-weight="normal" officeooo:rsid="00123e89" style:font-weight-asian="normal" style:font-weight-complex="normal"/>
    </style:style>
    <style:style style:name="T26" style:family="text">
      <style:text-properties fo:font-weight="normal" officeooo:rsid="0013911a" style:font-weight-asian="normal" style:font-weight-complex="normal"/>
    </style:style>
    <style:style style:name="T27" style:family="text">
      <style:text-properties fo:font-weight="normal" officeooo:rsid="0013ed46" style:font-weight-asian="normal" style:font-weight-complex="normal"/>
    </style:style>
    <style:style style:name="T28" style:family="text">
      <style:text-properties fo:font-weight="normal" officeooo:rsid="001d650d" style:font-weight-asian="normal" style:font-weight-complex="normal"/>
    </style:style>
    <style:style style:name="T29" style:family="text">
      <style:text-properties fo:font-weight="normal" officeooo:rsid="00210997" style:font-weight-asian="normal" style:font-weight-complex="normal"/>
    </style:style>
    <style:style style:name="T30" style:family="text">
      <style:text-properties fo:font-weight="normal" officeooo:rsid="00227ac3" style:font-weight-asian="normal" style:font-weight-complex="normal"/>
    </style:style>
    <style:style style:name="T31" style:family="text">
      <style:text-properties fo:font-weight="normal" officeooo:rsid="001b3176" style:font-weight-asian="normal" style:font-weight-complex="normal"/>
    </style:style>
    <style:style style:name="T32" style:family="text">
      <style:text-properties fo:font-weight="normal" officeooo:rsid="0023986b" style:font-weight-asian="normal" style:font-weight-complex="normal"/>
    </style:style>
    <style:style style:name="T33" style:family="text">
      <style:text-properties fo:font-weight="normal" officeooo:rsid="0024ebca" style:font-weight-asian="normal" style:font-weight-complex="normal"/>
    </style:style>
    <style:style style:name="T34" style:family="text">
      <style:text-properties fo:font-weight="normal" officeooo:rsid="0025c0f0" style:font-weight-asian="normal" style:font-weight-complex="normal"/>
    </style:style>
    <style:style style:name="T35" style:family="text">
      <style:text-properties fo:font-weight="normal" officeooo:rsid="00269c88" style:font-weight-asian="normal" style:font-weight-complex="normal"/>
    </style:style>
    <style:style style:name="T36" style:family="text">
      <style:text-properties fo:font-weight="normal" officeooo:rsid="0028789d" style:font-weight-asian="normal" style:font-weight-complex="normal"/>
    </style:style>
    <style:style style:name="T37" style:family="text">
      <style:text-properties fo:font-weight="normal" officeooo:rsid="0029b025" style:font-weight-asian="normal" style:font-weight-complex="normal"/>
    </style:style>
    <style:style style:name="T38" style:family="text">
      <style:text-properties fo:font-weight="normal" officeooo:rsid="002a36a3" style:font-weight-asian="normal" style:font-weight-complex="normal"/>
    </style:style>
    <style:style style:name="T39" style:family="text">
      <style:text-properties officeooo:rsid="000dd5af"/>
    </style:style>
    <style:style style:name="T40" style:family="text">
      <style:text-properties officeooo:rsid="001fc3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5"><text:span text:style-name="T6">1</text:span><text:span text:style-name="T2">st</text:span><text:span text:style-name="T7"> meeting – July 22</text:span><text:span text:style-name="T2">nd</text:span><text:span text:style-name="T6">, </text:span><text:span text:style-name="T7">2020</text:span> </text:h>
      <text:h text:style-name="P22" text:outline-level="5">These are the questions for our discussion:</text:h>
      <text:p text:style-name="Standard"><text:span text:style-name="T9">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9">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9">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6">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26" text:outline-level="5"><text:span text:style-name="T8">2</text:span><text:span text:style-name="T3">nd</text:span><text:span text:style-name="T6"> meeting – July 2</text:span><text:span text:style-name="T8">9</text:span><text:span text:style-name="T3">th</text:span><text:span text:style-name="T6">, 2020</text:span></text:h>
      <text:p text:style-name="P7">See the code in the directory:</text:p>
      <text:p text:style-name="P8"><text:tab/><text:span text:style-name="T14">2-</text:span>triangle.js</text:p>
      <text:p text:style-name="P7"><text:tab/><text:span text:style-name="T14">2-</text:span>fizzbuzz.js</text:p>
      <text:p text:style-name="P8"><text:tab/><text:span text:style-name="T14">2-</text:span>chessboard.js</text:p>
      <text:p text:style-name="P8"/>
      <text:p text:style-name="P8"/>
      <text:p text:style-name="P8"/>
      <text:h text:style-name="P24" text:outline-level="5"><text:span text:style-name="T10">3</text:span><text:span text:style-name="T4">rd</text:span><text:span text:style-name="T10"> </text:span><text:span text:style-name="T7">meeting – </text:span><text:span text:style-name="T15">August</text:span><text:span text:style-name="T7"> </text:span><text:span text:style-name="T10">5</text:span><text:span text:style-name="T3">th</text:span><text:span text:style-name="T7">, 2020</text:span></text:h>
      <text:p text:style-name="P10"><text:span text:style-name="T6">1.</text:span> What is the meaning of “lexical scoping”? (p. 42)</text:p>
      <text:p text:style-name="P9"><text:span text:style-name="T17"><text:tab/></text:span><text:span text:style-name="T24">Lexical scope </text:span><text:span text:style-name="T25">is the scope definition w</text:span><text:span text:style-name="T27">h</text:span><text:span text:style-name="T25">ich a binding can be seen/valid/visible.</text:span></text:p>
      <text:p text:style-name="P10"><text:s text:c="4"/>What is the access limit for variables declared using the keywords “var”, “let”, and “const” in the lexical scope? (p. 41) </text:p>
      <text:p text:style-name="P9"><text:span text:style-name="T17"><text:tab/>“</text:span><text:span text:style-name="T18">var” has a global lexical scope, being accessible in the whole program, while “let” and “const” have their scope based in local definition.</text:span></text:p>
      <text:p text:style-name="P14"/>
      <text:p text:style-name="P10"><text:span text:style-name="T6">2.</text:span> What is the meaning of “call stack”? (p. 45)</text:p>
      <text:p text:style-name="P10"><text:tab/><text:span text:style-name="T16">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16">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6">3.</text:span> How does this chapter define “closure”? (p. 48)</text:p>
      <text:p text:style-name="P11"><text:tab/>A function that references bindings from local scopes around it is called a closure.</text:p>
      <text:p text:style-name="P19"><text:span text:style-name="T17"><text:tab/></text:span><text:span text:style-name="T21">A </text:span><text:span text:style-name="T17">local bindings are created anew for every call, and different calls can’t trample on one another</text:span><text:span text:style-name="T26">’</text:span><text:span text:style-name="T17">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17"><text:tab/></text:span><text:span text:style-name="T19">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22">The function within the return runs when you call the binding that calls for the f function.</text:span></text:p>
      <text:p text:style-name="P9"><text:span text:style-name="T19"><text:tab/></text:span><text:span text:style-name="T20">That means, closure is when a function returns another function and it will hold the local binding within the return.</text:span></text:p>
      <text:p text:style-name="P15"/>
      <text:p text:style-name="P9"><text:span text:style-name="T23"><text:tab/>F</text:span><text:span text:style-name="T20">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6">4.</text:span> What is “function recursion”?</text:p>
      <text:p text:style-name="P12"><text:tab/>A function that calls itself is called recursive. <text:span text:style-name="T39">Watch out to </text:span>it doesn’t do it so often that it overflows the stack.</text:p>
      <text:p text:style-name="P13"><text:s text:c="5"/>What are some pros and cons of using recursive functions? (p. 49)</text:p>
      <text:p text:style-name="P18"><text:span text:style-name="T17"><text:tab/></text:span><text:span text:style-name="T24">Generally speaking, in a t</text:span><text:span text:style-name="T17">ypical JavaScript implementations, </text:span><text:span text:style-name="T24">recursion</text:span><text:span text:style-name="T17"> </text:span><text:span text:style-name="T24">i</text:span><text:span text:style-name="T17">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27" text:outline-level="5"><text:span text:style-name="T11">4</text:span><text:span text:style-name="T5">th</text:span><text:span text:style-name="T11"> </text:span><text:span text:style-name="T6">meeting – </text:span><text:span text:style-name="T15">August</text:span><text:span text:style-name="T6"> </text:span><text:span text:style-name="T11">12</text:span><text:span text:style-name="T3">th</text:span><text:span text:style-name="T6">, 2020</text:span></text:h>
      <text:p text:style-name="P20">See exercises in the directory.</text:p>
      <text:h text:style-name="P25" text:outline-level="5"/>
      <text:h text:style-name="P23" text:outline-level="5"><text:span text:style-name="T12">5</text:span><text:span text:style-name="T5">th</text:span><text:span text:style-name="T11"> </text:span><text:span text:style-name="T6">meeting – </text:span><text:span text:style-name="T15">August</text:span><text:span text:style-name="T6"> </text:span><text:span text:style-name="T11">1</text:span><text:span text:style-name="T12">9</text:span><text:span text:style-name="T3">th</text:span><text:span text:style-name="T6">, 2020</text:span></text:h>
      <text:p text:style-name="P28"><text:span text:style-name="T6"><text:tab/>1.</text:span> What is a higher-order function? (p. 85)</text:p>
      <text:p text:style-name="P29"><text:tab/>A higher-order function is a function that can take another function as an argument, or that returns a function as a result.</text:p>
      <text:p text:style-name="P34"><text:span text:style-name="T6"><text:tab/>2.</text:span> What is something new you’ve learned from this chapter?</text:p>
      <text:p text:style-name="P29"><text:tab/><text:span text:style-name="T40">UTF-16, JS string is made of 16 bits code unit. It describes most common characters using a single 16-bit code unit but uses </text:span>a pair of two such units for others.</text:p>
      <text:p text:style-name="P34"><text:span text:style-name="T6"><text:tab/>3.</text:span> What is the difference between the array methods filter, map and reduce? (p. 87-89)</text:p>
      <text:p text:style-name="P30"><text:span text:style-name="T28"><text:tab/></text:span><text:span text:style-name="T29">Filter is a method applied to an array that receives a </text:span><text:span text:style-name="T30">callback </text:span><text:span text:style-name="T29">function that may receive </text:span><text:span text:style-name="T30">3 arguments:</text:span><text:span text:style-name="T29"> </text:span><text:span text:style-name="T30">1) </text:span><text:span text:style-name="T29">the element, </text:span><text:span text:style-name="T30">2) </text:span><text:span text:style-name="T29">its index and </text:span><text:span text:style-name="T30">3) </text:span><text:span text:style-name="T29">the array </text:span><text:span text:style-name="T30">being considered</text:span><text:span text:style-name="T29">. This </text:span><text:span text:style-name="T30">callback </text:span><text:span text:style-name="T29">function has a validation operation, which when is true, it creates a new array as result with all </text:span><text:span text:style-name="T30">elements that returns </text:span><text:span text:style-name="T29">true.</text:span></text:p>
      <text:p text:style-name="P31"><text:span text:style-name="T29"><text:tab/>Map is also a method applied to an array that receives a </text:span><text:span text:style-name="T30">callback </text:span><text:span text:style-name="T29">function, </text:span><text:span text:style-name="T30">which in turn </text:span><text:span text:style-name="T29">may receive </text:span><text:span text:style-name="T30">3 arguments:</text:span><text:span text:style-name="T29"> </text:span><text:span text:style-name="T30">1) </text:span><text:span text:style-name="T29">the element, </text:span><text:span text:style-name="T30">2) </text:span><text:span text:style-name="T29">its index and </text:span><text:span text:style-name="T30">3) </text:span><text:span text:style-name="T29">the array </text:span><text:span text:style-name="T30">being considered</text:span><text:span text:style-name="T29">. It returns an array that each item was generated by its callback function argument.</text:span></text:p>
      <text:p text:style-name="P32"><text:span text:style-name="T29"><text:tab/>Reduce is a method applied for an array that </text:span><text:span text:style-name="T30">may</text:span><text:span text:style-name="T29"> receive a callback function to </text:span><text:span text:style-name="T30">be </text:span><text:span text:style-name="T29">execute</text:span><text:span text:style-name="T30">d</text:span><text:span text:style-name="T29"> for each item of the array an operation gave by that callback, </text:span><text:span text:style-name="T30">plus an optional initial value</text:span><text:span text:style-name="T29">. </text:span><text:span text:style-name="T30">The callback may receive 1) accumulator, 2) current value, 3) its index, and 4) the array being considered. With these values, the callback performs a given mathematical operation such as addition in the following way: </text:span><text:span text:style-name="T32">a) </text:span><text:span text:style-name="T30">It starts by the initial value being </text:span><text:span text:style-name="T32">defined as the accumulator.</text:span><text:span text:style-name="T30"> </text:span><text:span text:style-name="T32">b) The accumulator is going to be added to current value, which is the current array element. c) The previous statement is going to </text:span><text:soft-page-break/><text:span text:style-name="T32">loop until the last array element. In the end, the function returns the value of all operations.</text:span></text:p>
      <text:p text:style-name="P35"><text:span text:style-name="T13"><text:tab/>4.</text:span><text:span text:style-name="T31"> What is another example of an array method other than filter, map or reduce? (Research and explain what this method does)</text:span></text:p>
      <text:p text:style-name="P30"><text:span text:style-name="T28"><text:tab/></text:span><text:span text:style-name="T32">forEach is a method similar to map, nut, instead of returning a new array, it does not return anything, </text:span><text:span text:style-name="T33">just executes the callback function – it may generate a side effect.</text:span></text:p>
      <text:p text:style-name="P33"><text:span text:style-name="T32"><text:tab/>The some method tests whether any element matches a given predicate function. </text:span><text:span text:style-name="T33">It is a version of the || operator that acts on arrays. </text:span><text:span text:style-name="T34">It returns </text:span><text:span text:style-name="T33">true if the callback function returns a truthy value for at least one element in the array. Otherwise, false. </text:span><text:span text:style-name="T35">*</text:span><text:span text:style-name="T38">1</text:span><text:span text:style-name="T35"> </text:span><text:span text:style-name="T36">It will finish checking as soon as it gets true without checking the remaining array elements. *</text:span><text:span text:style-name="T38">2 The callback function may receive 3 arguments: 1) the current element, 2) its index, and 3) the array being considered.</text:span></text:p>
      <text:p text:style-name="P33"><text:span text:style-name="T35"><text:tab/>Bonus: Every method is similar to some, but all the elements have to check true for the callback test. </text:span><text:span text:style-name="T36">It returns false as soon as it gets the first false result </text:span><text:span text:style-name="T37">in the checking procedure</text:span><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5H4M54S</meta:editing-duration>
    <meta:editing-cycles>30</meta:editing-cycles>
    <meta:generator>LibreOffice/6.4.1.2$Linux_X86_64 LibreOffice_project/4d224e95b98b138af42a64d84056446d09082932</meta:generator>
    <dc:date>2020-08-16T11:21:11.168304955</dc:date>
    <meta:document-statistic meta:table-count="0" meta:image-count="0" meta:object-count="0" meta:page-count="5" meta:paragraph-count="66" meta:word-count="1270" meta:character-count="7702" meta:non-whitespace-character-count="6436"/>
  </office:meta>
</office:document-meta>
</file>